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8cc602de13606633fb617fa1a2a160bc" style:family="table-column">
      <style:table-column-properties fo:break-before="auto" style:use-optimal-column-width="false" style:column-width="6cm"/>
    </style:style>
    <style:style style:name="odsStyleTableColumn-c2ef4f14679003552fb7a818dd408ef3" style:family="table-column">
      <style:table-column-properties fo:break-before="auto" style:use-optimal-column-width="false" style:column-width="5cm"/>
    </style:style>
    <style:style style:name="odsStyleTableColumn-8e174f806c795547b1ca528b9be1a4c7" style:family="table-column">
      <style:table-column-properties fo:break-before="auto" style:use-optimal-column-width="false" style:column-width="3cm"/>
    </style:style>
    <style:style style:name="odsStyleTableCell-800ee35981944f3d5dcfb20d3d1a9235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f07051ef3b8d98455c80588a1c3cf2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250cc2a008072a2e90ef58bf1aa96137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e6665bf4481a75cf2e316d5a751ebf9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fe23aeae6f92a0163c900aceca4f9245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08ab63c0459d5f82d49b64f08fc6d97a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8cc602de13606633fb617fa1a2a160bc" table:default-cell-style-name="Default"/>
        <table:table-column table:style-name="odsStyleTableColumn-c2ef4f14679003552fb7a818dd408ef3" table:default-cell-style-name="Default"/>
        <table:table-column table:style-name="odsStyleTableColumn-8e174f806c795547b1ca528b9be1a4c7" table:default-cell-style-name="Default"/>
        <table:table-column table:style-name="odsStyleTableColumn-8e174f806c795547b1ca528b9be1a4c7" table:default-cell-style-name="Default"/>
        <table:table-column table:style-name="odsStyleTableColumn-8e174f806c795547b1ca528b9be1a4c7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800ee35981944f3d5dcfb20d3d1a9235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f07051ef3b8d98455c80588a1c3cf24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f07051ef3b8d98455c80588a1c3cf247" table:number-columns-spanned="5" table:number-rows-spanned="1" office:value-type="string">
            <text:p>TABLA No. 28-24</text:p>
          </table:table-cell>
          <table:covered-table-cell table:number-columns-repeated="4"/>
        </table:table-row>
        <table:table-row table:style-name="ro1">
          <table:table-cell table:style-name="odsStyleTableCell-f07051ef3b8d98455c80588a1c3cf247" table:number-columns-spanned="5" table:number-rows-spanned="1" office:value-type="string">
            <text:p>TABLA DE COTIZACIONES DEL 9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f07051ef3b8d98455c80588a1c3cf24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250cc2a008072a2e90ef58bf1aa96137" office:value-type="string">
            <text:p>PAIS</text:p>
          </table:table-cell>
          <table:table-cell table:style-name="odsStyleTableCell-250cc2a008072a2e90ef58bf1aa96137" office:value-type="string">
            <text:p>UNIDAD MONETARIA</text:p>
          </table:table-cell>
          <table:table-cell table:style-name="odsStyleTableCell-250cc2a008072a2e90ef58bf1aa96137" office:value-type="string">
            <text:p>MONEDA</text:p>
          </table:table-cell>
          <table:table-cell table:style-name="odsStyleTableCell-250cc2a008072a2e90ef58bf1aa96137" office:value-type="string">
            <text:p>TIPO DE CAMBIO EN Bs POR UNIDAD DE MONEDA EXTRANJERA</text:p>
          </table:table-cell>
          <table:table-cell table:style-name="odsStyleTableCell-250cc2a008072a2e90ef58bf1aa96137" office:value-type="string">
            <text:p>TIPO DE CAMBIO EN M.E.</text:p>
          </table:table-cell>
        </table:table-row>
        <table:table-row table:style-name="ro1">
          <table:table-cell table:style-name="odsStyleTableCell-fe6665bf4481a75cf2e316d5a751ebf9" office:value-type="string">
            <text:p>ESTADOS UNIDOS</text:p>
          </table:table-cell>
          <table:table-cell table:style-name="odsStyleTableCell-fe6665bf4481a75cf2e316d5a751ebf9" office:value-type="string">
            <text:p>DOLAR VENTA</text:p>
          </table:table-cell>
          <table:table-cell table:style-name="odsStyleTableCell-fe6665bf4481a75cf2e316d5a751ebf9" office:value-type="string">
            <text:p>USD.VENTA</text:p>
          </table:table-cell>
          <table:table-cell table:style-name="odsStyleTableCell-fe23aeae6f92a0163c900aceca4f9245" office:value-type="string">
            <text:p>6.96000</text:p>
          </table:table-cell>
          <table:table-cell table:style-name="odsStyleTableCell-fe23aeae6f92a0163c900aceca4f9245" office:value-type="string">
            <text:p/>
          </table:table-cell>
        </table:table-row>
        <table:table-row table:style-name="ro1">
          <table:table-cell table:style-name="odsStyleTableCell-fe6665bf4481a75cf2e316d5a751ebf9" office:value-type="string">
            <text:p>ESTADOS UNIDOS</text:p>
          </table:table-cell>
          <table:table-cell table:style-name="odsStyleTableCell-fe6665bf4481a75cf2e316d5a751ebf9" office:value-type="string">
            <text:p>DOLAR COMPRA</text:p>
          </table:table-cell>
          <table:table-cell table:style-name="odsStyleTableCell-fe6665bf4481a75cf2e316d5a751ebf9" office:value-type="string">
            <text:p>USD.COMPRA</text:p>
          </table:table-cell>
          <table:table-cell table:style-name="odsStyleTableCell-fe23aeae6f92a0163c900aceca4f9245" office:value-type="string">
            <text:p>6.86000</text:p>
          </table:table-cell>
          <table:table-cell table:style-name="odsStyleTableCell-fe23aeae6f92a0163c900aceca4f9245" office:value-type="string">
            <text:p/>
          </table:table-cell>
        </table:table-row>
        <table:table-row table:style-name="ro1">
          <table:table-cell table:style-name="odsStyleTableCell-fe6665bf4481a75cf2e316d5a751ebf9" office:value-type="string">
            <text:p>UNION EUROPEA</text:p>
          </table:table-cell>
          <table:table-cell table:style-name="odsStyleTableCell-fe6665bf4481a75cf2e316d5a751ebf9" office:value-type="string">
            <text:p>EURO</text:p>
          </table:table-cell>
          <table:table-cell table:style-name="odsStyleTableCell-fe6665bf4481a75cf2e316d5a751ebf9" office:value-type="string">
            <text:p>EUR</text:p>
          </table:table-cell>
          <table:table-cell table:style-name="odsStyleTableCell-fe23aeae6f92a0163c900aceca4f9245" office:value-type="string">
            <text:p>7.39304</text:p>
          </table:table-cell>
          <table:table-cell table:style-name="odsStyleTableCell-fe23aeae6f92a0163c900aceca4f9245" office:value-type="string">
            <text:p>0.92790</text:p>
          </table:table-cell>
        </table:table-row>
        <table:table-row table:style-name="ro1">
          <table:table-cell table:style-name="odsStyleTableCell-fe6665bf4481a75cf2e316d5a751ebf9" office:value-type="string">
            <text:p>JAPON</text:p>
          </table:table-cell>
          <table:table-cell table:style-name="odsStyleTableCell-fe6665bf4481a75cf2e316d5a751ebf9" office:value-type="string">
            <text:p>YEN</text:p>
          </table:table-cell>
          <table:table-cell table:style-name="odsStyleTableCell-fe6665bf4481a75cf2e316d5a751ebf9" office:value-type="string">
            <text:p>JPY</text:p>
          </table:table-cell>
          <table:table-cell table:style-name="odsStyleTableCell-fe23aeae6f92a0163c900aceca4f9245" office:value-type="string">
            <text:p>0.04594</text:p>
          </table:table-cell>
          <table:table-cell table:style-name="odsStyleTableCell-fe23aeae6f92a0163c900aceca4f9245" office:value-type="string">
            <text:p>149.33000</text:p>
          </table:table-cell>
        </table:table-row>
        <table:table-row table:style-name="ro1">
          <table:table-cell table:style-name="odsStyleTableCell-fe6665bf4481a75cf2e316d5a751ebf9" office:value-type="string">
            <text:p>ARABIA SAUDITA</text:p>
          </table:table-cell>
          <table:table-cell table:style-name="odsStyleTableCell-fe6665bf4481a75cf2e316d5a751ebf9" office:value-type="string">
            <text:p>RIYAL SAUDÍ</text:p>
          </table:table-cell>
          <table:table-cell table:style-name="odsStyleTableCell-fe6665bf4481a75cf2e316d5a751ebf9" office:value-type="string">
            <text:p>SAR</text:p>
          </table:table-cell>
          <table:table-cell table:style-name="odsStyleTableCell-fe23aeae6f92a0163c900aceca4f9245" office:value-type="string">
            <text:p>1.82933</text:p>
          </table:table-cell>
          <table:table-cell table:style-name="odsStyleTableCell-fe23aeae6f92a0163c900aceca4f9245" office:value-type="string">
            <text:p>3.75000</text:p>
          </table:table-cell>
        </table:table-row>
        <table:table-row table:style-name="ro1">
          <table:table-cell table:style-name="odsStyleTableCell-fe6665bf4481a75cf2e316d5a751ebf9" office:value-type="string">
            <text:p>ARGELIA</text:p>
          </table:table-cell>
          <table:table-cell table:style-name="odsStyleTableCell-fe6665bf4481a75cf2e316d5a751ebf9" office:value-type="string">
            <text:p>DINAR ARGELINO</text:p>
          </table:table-cell>
          <table:table-cell table:style-name="odsStyleTableCell-fe6665bf4481a75cf2e316d5a751ebf9" office:value-type="string">
            <text:p>DZD</text:p>
          </table:table-cell>
          <table:table-cell table:style-name="odsStyleTableCell-fe23aeae6f92a0163c900aceca4f9245" office:value-type="string">
            <text:p>0.05113</text:p>
          </table:table-cell>
          <table:table-cell table:style-name="odsStyleTableCell-fe23aeae6f92a0163c900aceca4f9245" office:value-type="string">
            <text:p>134.17210</text:p>
          </table:table-cell>
        </table:table-row>
        <table:table-row table:style-name="ro1">
          <table:table-cell table:style-name="odsStyleTableCell-fe6665bf4481a75cf2e316d5a751ebf9" office:value-type="string">
            <text:p>ARGENTINA</text:p>
          </table:table-cell>
          <table:table-cell table:style-name="odsStyleTableCell-fe6665bf4481a75cf2e316d5a751ebf9" office:value-type="string">
            <text:p>PESO</text:p>
          </table:table-cell>
          <table:table-cell table:style-name="odsStyleTableCell-fe6665bf4481a75cf2e316d5a751ebf9" office:value-type="string">
            <text:p>ARS</text:p>
          </table:table-cell>
          <table:table-cell table:style-name="odsStyleTableCell-fe23aeae6f92a0163c900aceca4f9245" office:value-type="string">
            <text:p>0.00826</text:p>
          </table:table-cell>
          <table:table-cell table:style-name="odsStyleTableCell-fe23aeae6f92a0163c900aceca4f9245" office:value-type="string">
            <text:p>830.67990</text:p>
          </table:table-cell>
        </table:table-row>
        <table:table-row table:style-name="ro1">
          <table:table-cell table:style-name="odsStyleTableCell-fe6665bf4481a75cf2e316d5a751ebf9" office:value-type="string">
            <text:p>AUSTRALIA</text:p>
          </table:table-cell>
          <table:table-cell table:style-name="odsStyleTableCell-fe6665bf4481a75cf2e316d5a751ebf9" office:value-type="string">
            <text:p>DÓLAR</text:p>
          </table:table-cell>
          <table:table-cell table:style-name="odsStyleTableCell-fe6665bf4481a75cf2e316d5a751ebf9" office:value-type="string">
            <text:p>AUD</text:p>
          </table:table-cell>
          <table:table-cell table:style-name="odsStyleTableCell-fe23aeae6f92a0163c900aceca4f9245" office:value-type="string">
            <text:p>4.45350</text:p>
          </table:table-cell>
          <table:table-cell table:style-name="odsStyleTableCell-fe23aeae6f92a0163c900aceca4f9245" office:value-type="string">
            <text:p>1.54036</text:p>
          </table:table-cell>
        </table:table-row>
        <table:table-row table:style-name="ro1">
          <table:table-cell table:style-name="odsStyleTableCell-fe6665bf4481a75cf2e316d5a751ebf9" office:value-type="string">
            <text:p>BRASIL</text:p>
          </table:table-cell>
          <table:table-cell table:style-name="odsStyleTableCell-fe6665bf4481a75cf2e316d5a751ebf9" office:value-type="string">
            <text:p>REAL</text:p>
          </table:table-cell>
          <table:table-cell table:style-name="odsStyleTableCell-fe6665bf4481a75cf2e316d5a751ebf9" office:value-type="string">
            <text:p>BRL</text:p>
          </table:table-cell>
          <table:table-cell table:style-name="odsStyleTableCell-fe23aeae6f92a0163c900aceca4f9245" office:value-type="string">
            <text:p>1.37277</text:p>
          </table:table-cell>
          <table:table-cell table:style-name="odsStyleTableCell-fe23aeae6f92a0163c900aceca4f9245" office:value-type="string">
            <text:p>4.99720</text:p>
          </table:table-cell>
        </table:table-row>
        <table:table-row table:style-name="ro1">
          <table:table-cell table:style-name="odsStyleTableCell-fe6665bf4481a75cf2e316d5a751ebf9" office:value-type="string">
            <text:p>CANADA</text:p>
          </table:table-cell>
          <table:table-cell table:style-name="odsStyleTableCell-fe6665bf4481a75cf2e316d5a751ebf9" office:value-type="string">
            <text:p>DÓLAR</text:p>
          </table:table-cell>
          <table:table-cell table:style-name="odsStyleTableCell-fe6665bf4481a75cf2e316d5a751ebf9" office:value-type="string">
            <text:p>CAD</text:p>
          </table:table-cell>
          <table:table-cell table:style-name="odsStyleTableCell-fe23aeae6f92a0163c900aceca4f9245" office:value-type="string">
            <text:p>5.09772</text:p>
          </table:table-cell>
          <table:table-cell table:style-name="odsStyleTableCell-fe23aeae6f92a0163c900aceca4f9245" office:value-type="string">
            <text:p>1.34570</text:p>
          </table:table-cell>
        </table:table-row>
        <table:table-row table:style-name="ro1">
          <table:table-cell table:style-name="odsStyleTableCell-fe6665bf4481a75cf2e316d5a751ebf9" office:value-type="string">
            <text:p>CHILE</text:p>
          </table:table-cell>
          <table:table-cell table:style-name="odsStyleTableCell-fe6665bf4481a75cf2e316d5a751ebf9" office:value-type="string">
            <text:p>PESO</text:p>
          </table:table-cell>
          <table:table-cell table:style-name="odsStyleTableCell-fe6665bf4481a75cf2e316d5a751ebf9" office:value-type="string">
            <text:p>CLP</text:p>
          </table:table-cell>
          <table:table-cell table:style-name="odsStyleTableCell-fe23aeae6f92a0163c900aceca4f9245" office:value-type="string">
            <text:p>0.00710</text:p>
          </table:table-cell>
          <table:table-cell table:style-name="odsStyleTableCell-fe23aeae6f92a0163c900aceca4f9245" office:value-type="string">
            <text:p>965.82000</text:p>
          </table:table-cell>
        </table:table-row>
        <table:table-row table:style-name="ro1">
          <table:table-cell table:style-name="odsStyleTableCell-fe6665bf4481a75cf2e316d5a751ebf9" office:value-type="string">
            <text:p>COLOMBIA</text:p>
          </table:table-cell>
          <table:table-cell table:style-name="odsStyleTableCell-fe6665bf4481a75cf2e316d5a751ebf9" office:value-type="string">
            <text:p>PESO</text:p>
          </table:table-cell>
          <table:table-cell table:style-name="odsStyleTableCell-fe6665bf4481a75cf2e316d5a751ebf9" office:value-type="string">
            <text:p>COP</text:p>
          </table:table-cell>
          <table:table-cell table:style-name="odsStyleTableCell-fe23aeae6f92a0163c900aceca4f9245" office:value-type="string">
            <text:p>0.00174</text:p>
          </table:table-cell>
          <table:table-cell table:style-name="odsStyleTableCell-fe23aeae6f92a0163c900aceca4f9245" office:value-type="string">
            <text:p>3,948.66000</text:p>
          </table:table-cell>
        </table:table-row>
        <table:table-row table:style-name="ro1">
          <table:table-cell table:style-name="odsStyleTableCell-fe6665bf4481a75cf2e316d5a751ebf9" office:value-type="string">
            <text:p>COREA DEL SUR</text:p>
          </table:table-cell>
          <table:table-cell table:style-name="odsStyleTableCell-fe6665bf4481a75cf2e316d5a751ebf9" office:value-type="string">
            <text:p>WON</text:p>
          </table:table-cell>
          <table:table-cell table:style-name="odsStyleTableCell-fe6665bf4481a75cf2e316d5a751ebf9" office:value-type="string">
            <text:p>KRW</text:p>
          </table:table-cell>
          <table:table-cell table:style-name="odsStyleTableCell-fe23aeae6f92a0163c900aceca4f9245" office:value-type="string">
            <text:p>0.00517</text:p>
          </table:table-cell>
          <table:table-cell table:style-name="odsStyleTableCell-fe23aeae6f92a0163c900aceca4f9245" office:value-type="string">
            <text:p>1,328.14000</text:p>
          </table:table-cell>
        </table:table-row>
        <table:table-row table:style-name="ro1">
          <table:table-cell table:style-name="odsStyleTableCell-fe6665bf4481a75cf2e316d5a751ebf9" office:value-type="string">
            <text:p>COSTA RICA</text:p>
          </table:table-cell>
          <table:table-cell table:style-name="odsStyleTableCell-fe6665bf4481a75cf2e316d5a751ebf9" office:value-type="string">
            <text:p>COLON COSTARRICENSE</text:p>
          </table:table-cell>
          <table:table-cell table:style-name="odsStyleTableCell-fe6665bf4481a75cf2e316d5a751ebf9" office:value-type="string">
            <text:p>CRC</text:p>
          </table:table-cell>
          <table:table-cell table:style-name="odsStyleTableCell-fe23aeae6f92a0163c900aceca4f9245" office:value-type="string">
            <text:p>0.01324</text:p>
          </table:table-cell>
          <table:table-cell table:style-name="odsStyleTableCell-fe23aeae6f92a0163c900aceca4f9245" office:value-type="string">
            <text:p>518.25000</text:p>
          </table:table-cell>
        </table:table-row>
        <table:table-row table:style-name="ro1">
          <table:table-cell table:style-name="odsStyleTableCell-fe6665bf4481a75cf2e316d5a751ebf9" office:value-type="string">
            <text:p>REPUBLICA CHECA</text:p>
          </table:table-cell>
          <table:table-cell table:style-name="odsStyleTableCell-fe6665bf4481a75cf2e316d5a751ebf9" office:value-type="string">
            <text:p>CORONA CHECA</text:p>
          </table:table-cell>
          <table:table-cell table:style-name="odsStyleTableCell-fe6665bf4481a75cf2e316d5a751ebf9" office:value-type="string">
            <text:p>CZK</text:p>
          </table:table-cell>
          <table:table-cell table:style-name="odsStyleTableCell-fe23aeae6f92a0163c900aceca4f9245" office:value-type="string">
            <text:p>0.29289</text:p>
          </table:table-cell>
          <table:table-cell table:style-name="odsStyleTableCell-fe23aeae6f92a0163c900aceca4f9245" office:value-type="string">
            <text:p>23.42160</text:p>
          </table:table-cell>
        </table:table-row>
        <table:table-row table:style-name="ro1">
          <table:table-cell table:style-name="odsStyleTableCell-fe6665bf4481a75cf2e316d5a751ebf9" office:value-type="string">
            <text:p>DINAMARCA</text:p>
          </table:table-cell>
          <table:table-cell table:style-name="odsStyleTableCell-fe6665bf4481a75cf2e316d5a751ebf9" office:value-type="string">
            <text:p>CORONA</text:p>
          </table:table-cell>
          <table:table-cell table:style-name="odsStyleTableCell-fe6665bf4481a75cf2e316d5a751ebf9" office:value-type="string">
            <text:p>DKK</text:p>
          </table:table-cell>
          <table:table-cell table:style-name="odsStyleTableCell-fe23aeae6f92a0163c900aceca4f9245" office:value-type="string">
            <text:p>0.99169</text:p>
          </table:table-cell>
          <table:table-cell table:style-name="odsStyleTableCell-fe23aeae6f92a0163c900aceca4f9245" office:value-type="string">
            <text:p>6.91750</text:p>
          </table:table-cell>
        </table:table-row>
        <table:table-row table:style-name="ro1">
          <table:table-cell table:style-name="odsStyleTableCell-fe6665bf4481a75cf2e316d5a751ebf9" office:value-type="string">
            <text:p>ECUADOR</text:p>
          </table:table-cell>
          <table:table-cell table:style-name="odsStyleTableCell-fe6665bf4481a75cf2e316d5a751ebf9" office:value-type="string">
            <text:p>DÓLAR</text:p>
          </table:table-cell>
          <table:table-cell table:style-name="odsStyleTableCell-fe6665bf4481a75cf2e316d5a751ebf9" office:value-type="string">
            <text:p>USD</text:p>
          </table:table-cell>
          <table:table-cell table:style-name="odsStyleTableCell-fe23aeae6f92a0163c900aceca4f9245" office:value-type="string">
            <text:p>6.86000</text:p>
          </table:table-cell>
          <table:table-cell table:style-name="odsStyleTableCell-fe23aeae6f92a0163c900aceca4f9245" office:value-type="string">
            <text:p>1.00000</text:p>
          </table:table-cell>
        </table:table-row>
        <table:table-row table:style-name="ro1">
          <table:table-cell table:style-name="odsStyleTableCell-fe6665bf4481a75cf2e316d5a751ebf9" office:value-type="string">
            <text:p>EMIRATOS ARABES</text:p>
          </table:table-cell>
          <table:table-cell table:style-name="odsStyleTableCell-fe6665bf4481a75cf2e316d5a751ebf9" office:value-type="string">
            <text:p>DIRHAM</text:p>
          </table:table-cell>
          <table:table-cell table:style-name="odsStyleTableCell-fe6665bf4481a75cf2e316d5a751ebf9" office:value-type="string">
            <text:p>AED</text:p>
          </table:table-cell>
          <table:table-cell table:style-name="odsStyleTableCell-fe23aeae6f92a0163c900aceca4f9245" office:value-type="string">
            <text:p>1.86768</text:p>
          </table:table-cell>
          <table:table-cell table:style-name="odsStyleTableCell-fe23aeae6f92a0163c900aceca4f9245" office:value-type="string">
            <text:p>3.67300</text:p>
          </table:table-cell>
        </table:table-row>
        <table:table-row table:style-name="ro1">
          <table:table-cell table:style-name="odsStyleTableCell-fe6665bf4481a75cf2e316d5a751ebf9" office:value-type="string">
            <text:p>FILIPINAS</text:p>
          </table:table-cell>
          <table:table-cell table:style-name="odsStyleTableCell-fe6665bf4481a75cf2e316d5a751ebf9" office:value-type="string">
            <text:p>PESO FILIPINO</text:p>
          </table:table-cell>
          <table:table-cell table:style-name="odsStyleTableCell-fe6665bf4481a75cf2e316d5a751ebf9" office:value-type="string">
            <text:p>PHP</text:p>
          </table:table-cell>
          <table:table-cell table:style-name="odsStyleTableCell-fe23aeae6f92a0163c900aceca4f9245" office:value-type="string">
            <text:p>0.12268</text:p>
          </table:table-cell>
          <table:table-cell table:style-name="odsStyleTableCell-fe23aeae6f92a0163c900aceca4f9245" office:value-type="string">
            <text:p>55.91900</text:p>
          </table:table-cell>
        </table:table-row>
        <table:table-row table:style-name="ro1">
          <table:table-cell table:style-name="odsStyleTableCell-fe6665bf4481a75cf2e316d5a751ebf9" office:value-type="string">
            <text:p>HAITÍ</text:p>
          </table:table-cell>
          <table:table-cell table:style-name="odsStyleTableCell-fe6665bf4481a75cf2e316d5a751ebf9" office:value-type="string">
            <text:p>GOURDE</text:p>
          </table:table-cell>
          <table:table-cell table:style-name="odsStyleTableCell-fe6665bf4481a75cf2e316d5a751ebf9" office:value-type="string">
            <text:p>HTG</text:p>
          </table:table-cell>
          <table:table-cell table:style-name="odsStyleTableCell-fe23aeae6f92a0163c900aceca4f9245" office:value-type="string">
            <text:p>0.05217</text:p>
          </table:table-cell>
          <table:table-cell table:style-name="odsStyleTableCell-fe23aeae6f92a0163c900aceca4f9245" office:value-type="string">
            <text:p>131.48240</text:p>
          </table:table-cell>
        </table:table-row>
        <table:table-row table:style-name="ro1">
          <table:table-cell table:style-name="odsStyleTableCell-fe6665bf4481a75cf2e316d5a751ebf9" office:value-type="string">
            <text:p>HONG KONG</text:p>
          </table:table-cell>
          <table:table-cell table:style-name="odsStyleTableCell-fe6665bf4481a75cf2e316d5a751ebf9" office:value-type="string">
            <text:p>DÓLAR</text:p>
          </table:table-cell>
          <table:table-cell table:style-name="odsStyleTableCell-fe6665bf4481a75cf2e316d5a751ebf9" office:value-type="string">
            <text:p>HKD</text:p>
          </table:table-cell>
          <table:table-cell table:style-name="odsStyleTableCell-fe23aeae6f92a0163c900aceca4f9245" office:value-type="string">
            <text:p>0.87708</text:p>
          </table:table-cell>
          <table:table-cell table:style-name="odsStyleTableCell-fe23aeae6f92a0163c900aceca4f9245" office:value-type="string">
            <text:p>7.82140</text:p>
          </table:table-cell>
        </table:table-row>
        <table:table-row table:style-name="ro1">
          <table:table-cell table:style-name="odsStyleTableCell-fe6665bf4481a75cf2e316d5a751ebf9" office:value-type="string">
            <text:p>INDIA</text:p>
          </table:table-cell>
          <table:table-cell table:style-name="odsStyleTableCell-fe6665bf4481a75cf2e316d5a751ebf9" office:value-type="string">
            <text:p>RUPIA</text:p>
          </table:table-cell>
          <table:table-cell table:style-name="odsStyleTableCell-fe6665bf4481a75cf2e316d5a751ebf9" office:value-type="string">
            <text:p>INR</text:p>
          </table:table-cell>
          <table:table-cell table:style-name="odsStyleTableCell-fe23aeae6f92a0163c900aceca4f9245" office:value-type="string">
            <text:p>0.08269</text:p>
          </table:table-cell>
          <table:table-cell table:style-name="odsStyleTableCell-fe23aeae6f92a0163c900aceca4f9245" office:value-type="string">
            <text:p>82.95630</text:p>
          </table:table-cell>
        </table:table-row>
        <table:table-row table:style-name="ro1">
          <table:table-cell table:style-name="odsStyleTableCell-fe6665bf4481a75cf2e316d5a751ebf9" office:value-type="string">
            <text:p>INDONESIA</text:p>
          </table:table-cell>
          <table:table-cell table:style-name="odsStyleTableCell-fe6665bf4481a75cf2e316d5a751ebf9" office:value-type="string">
            <text:p>RUPIA INDONESIA</text:p>
          </table:table-cell>
          <table:table-cell table:style-name="odsStyleTableCell-fe6665bf4481a75cf2e316d5a751ebf9" office:value-type="string">
            <text:p>IDR</text:p>
          </table:table-cell>
          <table:table-cell table:style-name="odsStyleTableCell-fe23aeae6f92a0163c900aceca4f9245" office:value-type="string">
            <text:p>0.00044</text:p>
          </table:table-cell>
          <table:table-cell table:style-name="odsStyleTableCell-fe23aeae6f92a0163c900aceca4f9245" office:value-type="string">
            <text:p>15,635.00000</text:p>
          </table:table-cell>
        </table:table-row>
        <table:table-row table:style-name="ro1">
          <table:table-cell table:style-name="odsStyleTableCell-fe6665bf4481a75cf2e316d5a751ebf9" office:value-type="string">
            <text:p>ISRAEL</text:p>
          </table:table-cell>
          <table:table-cell table:style-name="odsStyleTableCell-fe6665bf4481a75cf2e316d5a751ebf9" office:value-type="string">
            <text:p>NUEVO SÉQUEL</text:p>
          </table:table-cell>
          <table:table-cell table:style-name="odsStyleTableCell-fe6665bf4481a75cf2e316d5a751ebf9" office:value-type="string">
            <text:p>ILS</text:p>
          </table:table-cell>
          <table:table-cell table:style-name="odsStyleTableCell-fe23aeae6f92a0163c900aceca4f9245" office:value-type="string">
            <text:p>1.85963</text:p>
          </table:table-cell>
          <table:table-cell table:style-name="odsStyleTableCell-fe23aeae6f92a0163c900aceca4f9245" office:value-type="string">
            <text:p>3.68890</text:p>
          </table:table-cell>
        </table:table-row>
        <table:table-row table:style-name="ro1">
          <table:table-cell table:style-name="odsStyleTableCell-fe6665bf4481a75cf2e316d5a751ebf9" office:value-type="string">
            <text:p>MALASIA</text:p>
          </table:table-cell>
          <table:table-cell table:style-name="odsStyleTableCell-fe6665bf4481a75cf2e316d5a751ebf9" office:value-type="string">
            <text:p>RINGGIT MALAYO</text:p>
          </table:table-cell>
          <table:table-cell table:style-name="odsStyleTableCell-fe6665bf4481a75cf2e316d5a751ebf9" office:value-type="string">
            <text:p>MYR</text:p>
          </table:table-cell>
          <table:table-cell table:style-name="odsStyleTableCell-fe23aeae6f92a0163c900aceca4f9245" office:value-type="string">
            <text:p>1.43740</text:p>
          </table:table-cell>
          <table:table-cell table:style-name="odsStyleTableCell-fe23aeae6f92a0163c900aceca4f9245" office:value-type="string">
            <text:p>4.77250</text:p>
          </table:table-cell>
        </table:table-row>
        <table:table-row table:style-name="ro1">
          <table:table-cell table:style-name="odsStyleTableCell-fe6665bf4481a75cf2e316d5a751ebf9" office:value-type="string">
            <text:p>MEXICO</text:p>
          </table:table-cell>
          <table:table-cell table:style-name="odsStyleTableCell-fe6665bf4481a75cf2e316d5a751ebf9" office:value-type="string">
            <text:p>PESO</text:p>
          </table:table-cell>
          <table:table-cell table:style-name="odsStyleTableCell-fe6665bf4481a75cf2e316d5a751ebf9" office:value-type="string">
            <text:p>MXN</text:p>
          </table:table-cell>
          <table:table-cell table:style-name="odsStyleTableCell-fe23aeae6f92a0163c900aceca4f9245" office:value-type="string">
            <text:p>0.39993</text:p>
          </table:table-cell>
          <table:table-cell table:style-name="odsStyleTableCell-fe23aeae6f92a0163c900aceca4f9245" office:value-type="string">
            <text:p>17.15300</text:p>
          </table:table-cell>
        </table:table-row>
        <table:table-row table:style-name="ro1">
          <table:table-cell table:style-name="odsStyleTableCell-fe6665bf4481a75cf2e316d5a751ebf9" office:value-type="string">
            <text:p>NORUEGA</text:p>
          </table:table-cell>
          <table:table-cell table:style-name="odsStyleTableCell-fe6665bf4481a75cf2e316d5a751ebf9" office:value-type="string">
            <text:p>CORONA</text:p>
          </table:table-cell>
          <table:table-cell table:style-name="odsStyleTableCell-fe6665bf4481a75cf2e316d5a751ebf9" office:value-type="string">
            <text:p>NOK</text:p>
          </table:table-cell>
          <table:table-cell table:style-name="odsStyleTableCell-fe23aeae6f92a0163c900aceca4f9245" office:value-type="string">
            <text:p>0.64617</text:p>
          </table:table-cell>
          <table:table-cell table:style-name="odsStyleTableCell-fe23aeae6f92a0163c900aceca4f9245" office:value-type="string">
            <text:p>10.61640</text:p>
          </table:table-cell>
        </table:table-row>
        <table:table-row table:style-name="ro1">
          <table:table-cell table:style-name="odsStyleTableCell-fe6665bf4481a75cf2e316d5a751ebf9" office:value-type="string">
            <text:p>PANAMÁ</text:p>
          </table:table-cell>
          <table:table-cell table:style-name="odsStyleTableCell-fe6665bf4481a75cf2e316d5a751ebf9" office:value-type="string">
            <text:p>BALBOA</text:p>
          </table:table-cell>
          <table:table-cell table:style-name="odsStyleTableCell-fe6665bf4481a75cf2e316d5a751ebf9" office:value-type="string">
            <text:p>PAB</text:p>
          </table:table-cell>
          <table:table-cell table:style-name="odsStyleTableCell-fe23aeae6f92a0163c900aceca4f9245" office:value-type="string">
            <text:p>6.86000</text:p>
          </table:table-cell>
          <table:table-cell table:style-name="odsStyleTableCell-fe23aeae6f92a0163c900aceca4f9245" office:value-type="string">
            <text:p>1.00000</text:p>
          </table:table-cell>
        </table:table-row>
        <table:table-row table:style-name="ro1">
          <table:table-cell table:style-name="odsStyleTableCell-fe6665bf4481a75cf2e316d5a751ebf9" office:value-type="string">
            <text:p>PARAGUAY</text:p>
          </table:table-cell>
          <table:table-cell table:style-name="odsStyleTableCell-fe6665bf4481a75cf2e316d5a751ebf9" office:value-type="string">
            <text:p>GUARANI</text:p>
          </table:table-cell>
          <table:table-cell table:style-name="odsStyleTableCell-fe6665bf4481a75cf2e316d5a751ebf9" office:value-type="string">
            <text:p>PYG</text:p>
          </table:table-cell>
          <table:table-cell table:style-name="odsStyleTableCell-fe23aeae6f92a0163c900aceca4f9245" office:value-type="string">
            <text:p>0.00094</text:p>
          </table:table-cell>
          <table:table-cell table:style-name="odsStyleTableCell-fe23aeae6f92a0163c900aceca4f9245" office:value-type="string">
            <text:p>7,278.60000</text:p>
          </table:table-cell>
        </table:table-row>
        <table:table-row table:style-name="ro1">
          <table:table-cell table:style-name="odsStyleTableCell-fe6665bf4481a75cf2e316d5a751ebf9" office:value-type="string">
            <text:p>PERU</text:p>
          </table:table-cell>
          <table:table-cell table:style-name="odsStyleTableCell-fe6665bf4481a75cf2e316d5a751ebf9" office:value-type="string">
            <text:p>NUEVO SOL</text:p>
          </table:table-cell>
          <table:table-cell table:style-name="odsStyleTableCell-fe6665bf4481a75cf2e316d5a751ebf9" office:value-type="string">
            <text:p>PEN</text:p>
          </table:table-cell>
          <table:table-cell table:style-name="odsStyleTableCell-fe23aeae6f92a0163c900aceca4f9245" office:value-type="string">
            <text:p>1.77683</text:p>
          </table:table-cell>
          <table:table-cell table:style-name="odsStyleTableCell-fe23aeae6f92a0163c900aceca4f9245" office:value-type="string">
            <text:p>3.86080</text:p>
          </table:table-cell>
        </table:table-row>
        <table:table-row table:style-name="ro1">
          <table:table-cell table:style-name="odsStyleTableCell-fe6665bf4481a75cf2e316d5a751ebf9" office:value-type="string">
            <text:p>REINO UNIDO</text:p>
          </table:table-cell>
          <table:table-cell table:style-name="odsStyleTableCell-fe6665bf4481a75cf2e316d5a751ebf9" office:value-type="string">
            <text:p>LIBRA</text:p>
          </table:table-cell>
          <table:table-cell table:style-name="odsStyleTableCell-fe6665bf4481a75cf2e316d5a751ebf9" office:value-type="string">
            <text:p>GBP</text:p>
          </table:table-cell>
          <table:table-cell table:style-name="odsStyleTableCell-fe23aeae6f92a0163c900aceca4f9245" office:value-type="string">
            <text:p>8.65593</text:p>
          </table:table-cell>
          <table:table-cell table:style-name="odsStyleTableCell-fe23aeae6f92a0163c900aceca4f9245" office:value-type="string">
            <text:p>0.79252</text:p>
          </table:table-cell>
        </table:table-row>
        <table:table-row table:style-name="ro1">
          <table:table-cell table:style-name="odsStyleTableCell-fe6665bf4481a75cf2e316d5a751ebf9" office:value-type="string">
            <text:p>REPÚBLICA DOMINICANA</text:p>
          </table:table-cell>
          <table:table-cell table:style-name="odsStyleTableCell-fe6665bf4481a75cf2e316d5a751ebf9" office:value-type="string">
            <text:p>PESO DOMINICANO</text:p>
          </table:table-cell>
          <table:table-cell table:style-name="odsStyleTableCell-fe6665bf4481a75cf2e316d5a751ebf9" office:value-type="string">
            <text:p>DOP</text:p>
          </table:table-cell>
          <table:table-cell table:style-name="odsStyleTableCell-fe23aeae6f92a0163c900aceca4f9245" office:value-type="string">
            <text:p>0.11699</text:p>
          </table:table-cell>
          <table:table-cell table:style-name="odsStyleTableCell-fe23aeae6f92a0163c900aceca4f9245" office:value-type="string">
            <text:p>58.63600</text:p>
          </table:table-cell>
        </table:table-row>
        <table:table-row table:style-name="ro1">
          <table:table-cell table:style-name="odsStyleTableCell-fe6665bf4481a75cf2e316d5a751ebf9" office:value-type="string">
            <text:p>REP.POPULAR CHINA</text:p>
          </table:table-cell>
          <table:table-cell table:style-name="odsStyleTableCell-fe6665bf4481a75cf2e316d5a751ebf9" office:value-type="string">
            <text:p>YUAN RENMINBI OFFSHORE</text:p>
          </table:table-cell>
          <table:table-cell table:style-name="odsStyleTableCell-fe6665bf4481a75cf2e316d5a751ebf9" office:value-type="string">
            <text:p>CNH</text:p>
          </table:table-cell>
          <table:table-cell table:style-name="odsStyleTableCell-fe23aeae6f92a0163c900aceca4f9245" office:value-type="string">
            <text:p>0.95069</text:p>
          </table:table-cell>
          <table:table-cell table:style-name="odsStyleTableCell-fe23aeae6f92a0163c900aceca4f9245" office:value-type="string">
            <text:p>7.21580</text:p>
          </table:table-cell>
        </table:table-row>
        <table:table-row table:style-name="ro1">
          <table:table-cell table:style-name="odsStyleTableCell-fe6665bf4481a75cf2e316d5a751ebf9" office:value-type="string">
            <text:p>RUSIA</text:p>
          </table:table-cell>
          <table:table-cell table:style-name="odsStyleTableCell-fe6665bf4481a75cf2e316d5a751ebf9" office:value-type="string">
            <text:p>RUBLO RUSO</text:p>
          </table:table-cell>
          <table:table-cell table:style-name="odsStyleTableCell-fe6665bf4481a75cf2e316d5a751ebf9" office:value-type="string">
            <text:p>RUB</text:p>
          </table:table-cell>
          <table:table-cell table:style-name="odsStyleTableCell-fe23aeae6f92a0163c900aceca4f9245" office:value-type="string">
            <text:p>0.07528</text:p>
          </table:table-cell>
          <table:table-cell table:style-name="odsStyleTableCell-fe23aeae6f92a0163c900aceca4f9245" office:value-type="string">
            <text:p>91.12100</text:p>
          </table:table-cell>
        </table:table-row>
        <table:table-row table:style-name="ro1">
          <table:table-cell table:style-name="odsStyleTableCell-fe6665bf4481a75cf2e316d5a751ebf9" office:value-type="string">
            <text:p>SINGAPUR</text:p>
          </table:table-cell>
          <table:table-cell table:style-name="odsStyleTableCell-fe6665bf4481a75cf2e316d5a751ebf9" office:value-type="string">
            <text:p>DÓLAR</text:p>
          </table:table-cell>
          <table:table-cell table:style-name="odsStyleTableCell-fe6665bf4481a75cf2e316d5a751ebf9" office:value-type="string">
            <text:p>SGD</text:p>
          </table:table-cell>
          <table:table-cell table:style-name="odsStyleTableCell-fe23aeae6f92a0163c900aceca4f9245" office:value-type="string">
            <text:p>5.09280</text:p>
          </table:table-cell>
          <table:table-cell table:style-name="odsStyleTableCell-fe23aeae6f92a0163c900aceca4f9245" office:value-type="string">
            <text:p>1.34700</text:p>
          </table:table-cell>
        </table:table-row>
        <table:table-row table:style-name="ro1">
          <table:table-cell table:style-name="odsStyleTableCell-fe6665bf4481a75cf2e316d5a751ebf9" office:value-type="string">
            <text:p>SUDÁFRICA</text:p>
          </table:table-cell>
          <table:table-cell table:style-name="odsStyleTableCell-fe6665bf4481a75cf2e316d5a751ebf9" office:value-type="string">
            <text:p>RAND</text:p>
          </table:table-cell>
          <table:table-cell table:style-name="odsStyleTableCell-fe6665bf4481a75cf2e316d5a751ebf9" office:value-type="string">
            <text:p>ZAR</text:p>
          </table:table-cell>
          <table:table-cell table:style-name="odsStyleTableCell-fe23aeae6f92a0163c900aceca4f9245" office:value-type="string">
            <text:p>0.36173</text:p>
          </table:table-cell>
          <table:table-cell table:style-name="odsStyleTableCell-fe23aeae6f92a0163c900aceca4f9245" office:value-type="string">
            <text:p>18.96440</text:p>
          </table:table-cell>
        </table:table-row>
        <table:table-row table:style-name="ro1">
          <table:table-cell table:style-name="odsStyleTableCell-fe6665bf4481a75cf2e316d5a751ebf9" office:value-type="string">
            <text:p>SUECIA</text:p>
          </table:table-cell>
          <table:table-cell table:style-name="odsStyleTableCell-fe6665bf4481a75cf2e316d5a751ebf9" office:value-type="string">
            <text:p>CORONA</text:p>
          </table:table-cell>
          <table:table-cell table:style-name="odsStyleTableCell-fe6665bf4481a75cf2e316d5a751ebf9" office:value-type="string">
            <text:p>SEK</text:p>
          </table:table-cell>
          <table:table-cell table:style-name="odsStyleTableCell-fe23aeae6f92a0163c900aceca4f9245" office:value-type="string">
            <text:p>0.65507</text:p>
          </table:table-cell>
          <table:table-cell table:style-name="odsStyleTableCell-fe23aeae6f92a0163c900aceca4f9245" office:value-type="string">
            <text:p>10.47220</text:p>
          </table:table-cell>
        </table:table-row>
        <table:table-row table:style-name="ro1">
          <table:table-cell table:style-name="odsStyleTableCell-fe6665bf4481a75cf2e316d5a751ebf9" office:value-type="string">
            <text:p>SUIZA</text:p>
          </table:table-cell>
          <table:table-cell table:style-name="odsStyleTableCell-fe6665bf4481a75cf2e316d5a751ebf9" office:value-type="string">
            <text:p>FRANCO</text:p>
          </table:table-cell>
          <table:table-cell table:style-name="odsStyleTableCell-fe6665bf4481a75cf2e316d5a751ebf9" office:value-type="string">
            <text:p>CHF</text:p>
          </table:table-cell>
          <table:table-cell table:style-name="odsStyleTableCell-fe23aeae6f92a0163c900aceca4f9245" office:value-type="string">
            <text:p>7.84987</text:p>
          </table:table-cell>
          <table:table-cell table:style-name="odsStyleTableCell-fe23aeae6f92a0163c900aceca4f9245" office:value-type="string">
            <text:p>0.87390</text:p>
          </table:table-cell>
        </table:table-row>
        <table:table-row table:style-name="ro1">
          <table:table-cell table:style-name="odsStyleTableCell-fe6665bf4481a75cf2e316d5a751ebf9" office:value-type="string">
            <text:p>TAILANDIA</text:p>
          </table:table-cell>
          <table:table-cell table:style-name="odsStyleTableCell-fe6665bf4481a75cf2e316d5a751ebf9" office:value-type="string">
            <text:p>THAI BAHT</text:p>
          </table:table-cell>
          <table:table-cell table:style-name="odsStyleTableCell-fe6665bf4481a75cf2e316d5a751ebf9" office:value-type="string">
            <text:p>THB</text:p>
          </table:table-cell>
          <table:table-cell table:style-name="odsStyleTableCell-fe23aeae6f92a0163c900aceca4f9245" office:value-type="string">
            <text:p>0.19127</text:p>
          </table:table-cell>
          <table:table-cell table:style-name="odsStyleTableCell-fe23aeae6f92a0163c900aceca4f9245" office:value-type="string">
            <text:p>35.86500</text:p>
          </table:table-cell>
        </table:table-row>
        <table:table-row table:style-name="ro1">
          <table:table-cell table:style-name="odsStyleTableCell-fe6665bf4481a75cf2e316d5a751ebf9" office:value-type="string">
            <text:p>TAIWAN</text:p>
          </table:table-cell>
          <table:table-cell table:style-name="odsStyleTableCell-fe6665bf4481a75cf2e316d5a751ebf9" office:value-type="string">
            <text:p>DÓLAR</text:p>
          </table:table-cell>
          <table:table-cell table:style-name="odsStyleTableCell-fe6665bf4481a75cf2e316d5a751ebf9" office:value-type="string">
            <text:p>TWD</text:p>
          </table:table-cell>
          <table:table-cell table:style-name="odsStyleTableCell-fe23aeae6f92a0163c900aceca4f9245" office:value-type="string">
            <text:p>0.21877</text:p>
          </table:table-cell>
          <table:table-cell table:style-name="odsStyleTableCell-fe23aeae6f92a0163c900aceca4f9245" office:value-type="string">
            <text:p>31.35700</text:p>
          </table:table-cell>
        </table:table-row>
        <table:table-row table:style-name="ro1">
          <table:table-cell table:style-name="odsStyleTableCell-fe6665bf4481a75cf2e316d5a751ebf9" office:value-type="string">
            <text:p>TÚNEZ</text:p>
          </table:table-cell>
          <table:table-cell table:style-name="odsStyleTableCell-fe6665bf4481a75cf2e316d5a751ebf9" office:value-type="string">
            <text:p>DINAR TUNECINO</text:p>
          </table:table-cell>
          <table:table-cell table:style-name="odsStyleTableCell-fe6665bf4481a75cf2e316d5a751ebf9" office:value-type="string">
            <text:p>TND</text:p>
          </table:table-cell>
          <table:table-cell table:style-name="odsStyleTableCell-fe23aeae6f92a0163c900aceca4f9245" office:value-type="string">
            <text:p>2.19190</text:p>
          </table:table-cell>
          <table:table-cell table:style-name="odsStyleTableCell-fe23aeae6f92a0163c900aceca4f9245" office:value-type="string">
            <text:p>3.12970</text:p>
          </table:table-cell>
        </table:table-row>
        <table:table-row table:style-name="ro1">
          <table:table-cell table:style-name="odsStyleTableCell-fe6665bf4481a75cf2e316d5a751ebf9" office:value-type="string">
            <text:p>TURQUÍA</text:p>
          </table:table-cell>
          <table:table-cell table:style-name="odsStyleTableCell-fe6665bf4481a75cf2e316d5a751ebf9" office:value-type="string">
            <text:p>LIRA TURCA</text:p>
          </table:table-cell>
          <table:table-cell table:style-name="odsStyleTableCell-fe6665bf4481a75cf2e316d5a751ebf9" office:value-type="string">
            <text:p>TRY</text:p>
          </table:table-cell>
          <table:table-cell table:style-name="odsStyleTableCell-fe23aeae6f92a0163c900aceca4f9245" office:value-type="string">
            <text:p>0.22425</text:p>
          </table:table-cell>
          <table:table-cell table:style-name="odsStyleTableCell-fe23aeae6f92a0163c900aceca4f9245" office:value-type="string">
            <text:p>30.59120</text:p>
          </table:table-cell>
        </table:table-row>
        <table:table-row table:style-name="ro1">
          <table:table-cell table:style-name="odsStyleTableCell-fe6665bf4481a75cf2e316d5a751ebf9" office:value-type="string">
            <text:p>URUGUAY</text:p>
          </table:table-cell>
          <table:table-cell table:style-name="odsStyleTableCell-fe6665bf4481a75cf2e316d5a751ebf9" office:value-type="string">
            <text:p>PESO</text:p>
          </table:table-cell>
          <table:table-cell table:style-name="odsStyleTableCell-fe6665bf4481a75cf2e316d5a751ebf9" office:value-type="string">
            <text:p>UYU</text:p>
          </table:table-cell>
          <table:table-cell table:style-name="odsStyleTableCell-fe23aeae6f92a0163c900aceca4f9245" office:value-type="string">
            <text:p>0.17544</text:p>
          </table:table-cell>
          <table:table-cell table:style-name="odsStyleTableCell-fe23aeae6f92a0163c900aceca4f9245" office:value-type="string">
            <text:p>39.10080</text:p>
          </table:table-cell>
        </table:table-row>
        <table:table-row table:style-name="ro1">
          <table:table-cell table:style-name="odsStyleTableCell-fe6665bf4481a75cf2e316d5a751ebf9" office:value-type="string">
            <text:p>VENEZUELA</text:p>
          </table:table-cell>
          <table:table-cell table:style-name="odsStyleTableCell-fe6665bf4481a75cf2e316d5a751ebf9" office:value-type="string">
            <text:p>BOLIVAR DIGITAL</text:p>
          </table:table-cell>
          <table:table-cell table:style-name="odsStyleTableCell-fe6665bf4481a75cf2e316d5a751ebf9" office:value-type="string">
            <text:p>VES</text:p>
          </table:table-cell>
          <table:table-cell table:style-name="odsStyleTableCell-fe23aeae6f92a0163c900aceca4f9245" office:value-type="string">
            <text:p>0.18960</text:p>
          </table:table-cell>
          <table:table-cell table:style-name="odsStyleTableCell-fe23aeae6f92a0163c900aceca4f9245" office:value-type="string">
            <text:p>36.18170</text:p>
          </table:table-cell>
        </table:table-row>
        <table:table-row table:style-name="ro1">
          <table:table-cell table:style-name="odsStyleTableCell-fe6665bf4481a75cf2e316d5a751ebf9" office:value-type="string">
            <text:p>VIETNAM</text:p>
          </table:table-cell>
          <table:table-cell table:style-name="odsStyleTableCell-fe6665bf4481a75cf2e316d5a751ebf9" office:value-type="string">
            <text:p>DONG</text:p>
          </table:table-cell>
          <table:table-cell table:style-name="odsStyleTableCell-fe6665bf4481a75cf2e316d5a751ebf9" office:value-type="string">
            <text:p>VND</text:p>
          </table:table-cell>
          <table:table-cell table:style-name="odsStyleTableCell-fe23aeae6f92a0163c900aceca4f9245" office:value-type="string">
            <text:p>0.00028</text:p>
          </table:table-cell>
          <table:table-cell table:style-name="odsStyleTableCell-fe23aeae6f92a0163c900aceca4f9245" office:value-type="string">
            <text:p>24,426.30000</text:p>
          </table:table-cell>
        </table:table-row>
        <table:table-row table:style-name="ro1">
          <table:table-cell table:style-name="odsStyleTableCell-fe6665bf4481a75cf2e316d5a751ebf9" office:value-type="string">
            <text:p/>
          </table:table-cell>
          <table:table-cell table:style-name="odsStyleTableCell-fe6665bf4481a75cf2e316d5a751ebf9" office:value-type="string">
            <text:p>DERECHO ESPECIAL DE GIRO</text:p>
          </table:table-cell>
          <table:table-cell table:style-name="odsStyleTableCell-fe6665bf4481a75cf2e316d5a751ebf9" office:value-type="string">
            <text:p>USD/D.E.G.</text:p>
          </table:table-cell>
          <table:table-cell table:style-name="odsStyleTableCell-fe23aeae6f92a0163c900aceca4f9245" office:value-type="string">
            <text:p/>
          </table:table-cell>
          <table:table-cell table:style-name="odsStyleTableCell-fe23aeae6f92a0163c900aceca4f9245" office:value-type="string">
            <text:p>1.32487</text:p>
          </table:table-cell>
        </table:table-row>
        <table:table-row table:style-name="ro1">
          <table:table-cell table:style-name="odsStyleTableCell-fe6665bf4481a75cf2e316d5a751ebf9" office:value-type="string">
            <text:p/>
          </table:table-cell>
          <table:table-cell table:style-name="odsStyleTableCell-fe6665bf4481a75cf2e316d5a751ebf9" office:value-type="string">
            <text:p>UNIDAD DE FOMENTO DE VIVIENDA</text:p>
          </table:table-cell>
          <table:table-cell table:style-name="odsStyleTableCell-fe6665bf4481a75cf2e316d5a751ebf9" office:value-type="string">
            <text:p>Bs/UFV</text:p>
          </table:table-cell>
          <table:table-cell table:style-name="odsStyleTableCell-fe23aeae6f92a0163c900aceca4f9245" office:value-type="string">
            <text:p/>
          </table:table-cell>
          <table:table-cell table:style-name="odsStyleTableCell-fe23aeae6f92a0163c900aceca4f9245" office:value-type="string">
            <text:p>2.4798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07051ef3b8d98455c80588a1c3cf24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250cc2a008072a2e90ef58bf1aa96137" office:value-type="string">
            <text:p> </text:p>
          </table:table-cell>
          <table:table-cell table:style-name="odsStyleTableCell-250cc2a008072a2e90ef58bf1aa96137" office:value-type="string">
            <text:p>UNIDAD MONETARIA</text:p>
          </table:table-cell>
          <table:table-cell table:style-name="odsStyleTableCell-250cc2a008072a2e90ef58bf1aa96137" office:value-type="string">
            <text:p>MONEDA</text:p>
          </table:table-cell>
          <table:table-cell table:style-name="odsStyleTableCell-250cc2a008072a2e90ef58bf1aa96137" office:value-type="string">
            <text:p>TIPO DE CAMBIO EN M.E.</text:p>
          </table:table-cell>
        </table:table-row>
        <table:table-row table:style-name="ro1">
          <table:table-cell table:style-name="odsStyleTableCell-fe6665bf4481a75cf2e316d5a751ebf9" office:value-type="string">
            <text:p>ORO</text:p>
          </table:table-cell>
          <table:table-cell table:style-name="odsStyleTableCell-fe6665bf4481a75cf2e316d5a751ebf9" office:value-type="string">
            <text:p>ONZA TROY ORO</text:p>
          </table:table-cell>
          <table:table-cell table:style-name="odsStyleTableCell-fe6665bf4481a75cf2e316d5a751ebf9" office:value-type="string">
            <text:p>USD./O.T.F.</text:p>
          </table:table-cell>
          <table:table-cell table:style-name="odsStyleTableCell-fe23aeae6f92a0163c900aceca4f9245" office:value-type="string">
            <text:p>2,033.03000</text:p>
          </table:table-cell>
        </table:table-row>
        <table:table-row table:style-name="ro1">
          <table:table-cell table:style-name="odsStyleTableCell-fe6665bf4481a75cf2e316d5a751ebf9" office:value-type="string">
            <text:p>PLATA</text:p>
          </table:table-cell>
          <table:table-cell table:style-name="odsStyleTableCell-fe6665bf4481a75cf2e316d5a751ebf9" office:value-type="string">
            <text:p>ONZA TROY PLATA</text:p>
          </table:table-cell>
          <table:table-cell table:style-name="odsStyleTableCell-fe6665bf4481a75cf2e316d5a751ebf9" office:value-type="string">
            <text:p>USD./O.T.F.</text:p>
          </table:table-cell>
          <table:table-cell table:style-name="odsStyleTableCell-fe23aeae6f92a0163c900aceca4f9245" office:value-type="string">
            <text:p>22.5807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07051ef3b8d98455c80588a1c3cf24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250cc2a008072a2e90ef58bf1aa96137" office:value-type="string">
            <text:p> </text:p>
          </table:table-cell>
          <table:table-cell table:style-name="odsStyleTableCell-250cc2a008072a2e90ef58bf1aa96137" office:value-type="string">
            <text:p>1 MES</text:p>
          </table:table-cell>
          <table:table-cell table:style-name="odsStyleTableCell-250cc2a008072a2e90ef58bf1aa96137" office:value-type="string">
            <text:p>3 MESES</text:p>
          </table:table-cell>
          <table:table-cell table:style-name="odsStyleTableCell-250cc2a008072a2e90ef58bf1aa96137" office:value-type="string">
            <text:p>6 MESES</text:p>
          </table:table-cell>
        </table:table-row>
        <table:table-row table:style-name="ro1">
          <table:table-cell table:style-name="odsStyleTableCell-08ab63c0459d5f82d49b64f08fc6d97a" office:value-type="string">
            <text:p>TASA LIBOR(USD)</text:p>
          </table:table-cell>
          <table:table-cell table:style-name="odsStyleTableCell-fe23aeae6f92a0163c900aceca4f9245" office:value-type="string">
            <text:p>5.43</text:p>
          </table:table-cell>
          <table:table-cell table:style-name="odsStyleTableCell-fe23aeae6f92a0163c900aceca4f9245" office:value-type="string">
            <text:p>5.56</text:p>
          </table:table-cell>
          <table:table-cell table:style-name="odsStyleTableCell-fe23aeae6f92a0163c900aceca4f9245" office:value-type="string">
            <text:p>5.6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e6665bf4481a75cf2e316d5a751ebf9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09</meta:creation-date>
    <meta:generator>ods générator</meta:generator>
    <dc:date>2024-10-16T13:16:09</dc:date>
    <meta:editing-duration>PT1S</meta:editing-duration>
    <meta:editing-cycles>1</meta:editing-cycles>
    <meta:document-statistic meta:table-count="1" meta:cell-count="4" meta:object-count="0"/>
  </office:meta>
</office:document-meta>
</file>